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officeooo:rsid="00351e4f" officeooo:paragraph-rsid="00351e4f" style:font-size-asian="12pt" style:font-size-complex="12pt"/>
    </style:style>
    <style:style style:name="P2" style:family="paragraph" style:parent-style-name="Standard">
      <style:text-properties fo:font-size="12pt" officeooo:rsid="0036896f" officeooo:paragraph-rsid="0036896f" style:font-size-asian="12pt" style:font-size-complex="12pt"/>
    </style:style>
    <style:style style:name="P3" style:family="paragraph" style:parent-style-name="Standard">
      <style:text-properties fo:font-size="12pt" officeooo:paragraph-rsid="0031ec53" style:font-size-asian="12pt" style:font-size-complex="12pt"/>
    </style:style>
    <style:style style:name="P4" style:family="paragraph" style:parent-style-name="Standard">
      <style:text-properties fo:font-size="12pt" officeooo:paragraph-rsid="001e51aa" style:font-size-asian="12pt" style:font-size-complex="12pt"/>
    </style:style>
    <style:style style:name="P5" style:family="paragraph" style:parent-style-name="Standard">
      <style:text-properties fo:font-size="12pt" officeooo:rsid="001e51aa" officeooo:paragraph-rsid="001e51aa" style:font-size-asian="12pt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officeooo:rsid="0030975b" officeooo:paragraph-rsid="0030975b" style:font-size-asian="12pt" style:font-size-complex="12pt"/>
    </style:style>
    <style:style style:name="P8" style:family="paragraph" style:parent-style-name="Standard">
      <style:text-properties fo:font-size="12pt" officeooo:paragraph-rsid="001aaa75" style:font-size-asian="12pt" style:font-size-complex="12pt"/>
    </style:style>
    <style:style style:name="P9" style:family="paragraph" style:parent-style-name="Standard" style:list-style-name="L1">
      <style:text-properties fo:font-size="12pt" style:font-size-asian="12pt" style:font-size-complex="12pt"/>
    </style:style>
    <style:style style:name="P10" style:family="paragraph" style:parent-style-name="Standard" style:list-style-name="L1">
      <style:text-properties fo:font-size="12pt" officeooo:rsid="0030975b" officeooo:paragraph-rsid="0030975b" style:font-size-asian="12pt" style:font-size-complex="12pt"/>
    </style:style>
    <style:style style:name="P11" style:family="paragraph" style:parent-style-name="Standard" style:list-style-name="L1">
      <style:text-properties fo:font-size="12pt" officeooo:rsid="002c014f" officeooo:paragraph-rsid="002c014f" style:font-size-asian="12pt" style:font-size-complex="12pt"/>
    </style:style>
    <style:style style:name="P12" style:family="paragraph" style:parent-style-name="Standard">
      <style:text-properties fo:font-size="12pt" officeooo:rsid="002b5aac" officeooo:paragraph-rsid="0030975b" style:font-size-asian="12pt" style:font-size-complex="12pt"/>
    </style:style>
    <style:style style:name="P13" style:family="paragraph" style:parent-style-name="Standard">
      <style:text-properties fo:font-size="12pt" officeooo:paragraph-rsid="0030975b" style:font-size-asian="12pt" style:font-size-complex="12pt"/>
    </style:style>
    <style:style style:name="P14" style:family="paragraph" style:parent-style-name="Standard">
      <style:text-properties fo:font-size="12pt" officeooo:paragraph-rsid="00278b77" style:font-size-asian="12pt" style:font-size-complex="12pt"/>
    </style:style>
    <style:style style:name="P15" style:family="paragraph" style:parent-style-name="Standard">
      <style:text-properties fo:font-size="12pt" fo:font-weight="bold" officeooo:rsid="00307c86" officeooo:paragraph-rsid="00307c86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officeooo:rsid="00258f71" officeooo:paragraph-rsid="00258f71" style:font-size-asian="12pt" style:font-size-complex="12pt"/>
    </style:style>
    <style:style style:name="P17" style:family="paragraph" style:parent-style-name="Standard">
      <style:text-properties fo:font-size="12pt" officeooo:rsid="002c515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6896f"/>
    </style:style>
    <style:style style:name="T3" style:family="text">
      <style:text-properties officeooo:rsid="0038cac2"/>
    </style:style>
    <style:style style:name="T4" style:family="text">
      <style:text-properties fo:font-weight="bold" officeooo:rsid="0036896f" style:font-weight-asian="bold" style:font-weight-complex="bold"/>
    </style:style>
    <style:style style:name="T5" style:family="text">
      <style:text-properties officeooo:rsid="001b05e1"/>
    </style:style>
    <style:style style:name="T6" style:family="text">
      <style:text-properties officeooo:rsid="00307c86"/>
    </style:style>
    <style:style style:name="T7" style:family="text">
      <style:text-properties officeooo:rsid="0026c237"/>
    </style:style>
    <style:style style:name="T8" style:family="text">
      <style:text-properties officeooo:rsid="0031ec53"/>
    </style:style>
    <style:style style:name="T9" style:family="text">
      <style:text-properties officeooo:rsid="001daa4c"/>
    </style:style>
    <style:style style:name="T10" style:family="text">
      <style:text-properties officeooo:rsid="0022d297"/>
    </style:style>
    <style:style style:name="T11" style:family="text">
      <style:text-properties officeooo:rsid="001c6651"/>
    </style:style>
    <style:style style:name="T12" style:family="text">
      <style:text-properties officeooo:rsid="001adc7a"/>
    </style:style>
    <style:style style:name="T13" style:family="text">
      <style:text-properties officeooo:rsid="001e4e51"/>
    </style:style>
    <style:style style:name="T14" style:family="text">
      <style:text-properties officeooo:rsid="001e51aa"/>
    </style:style>
    <style:style style:name="T15" style:family="text">
      <style:text-properties officeooo:rsid="002b5aac"/>
    </style:style>
    <style:style style:name="T16" style:family="text">
      <style:text-properties officeooo:rsid="002c014f"/>
    </style:style>
    <style:style style:name="T17" style:family="text">
      <style:text-properties fo:font-weight="bold" officeooo:rsid="00307c86" style:font-weight-asian="bold" style:font-weight-complex="bold"/>
    </style:style>
    <style:style style:name="T18" style:family="text">
      <style:text-properties fo:font-weight="normal" officeooo:rsid="00307c86" style:font-weight-asian="normal" style:font-weight-complex="normal"/>
    </style:style>
    <style:style style:name="T19" style:family="text">
      <style:text-properties officeooo:rsid="00143367"/>
    </style:style>
    <style:style style:name="T20" style:family="text">
      <style:text-properties officeooo:rsid="00258f71"/>
    </style:style>
    <style:style style:name="T21" style:family="text">
      <style:text-properties officeooo:rsid="001641f6"/>
    </style:style>
    <style:style style:name="T22" style:family="text">
      <style:text-properties officeooo:rsid="00278b77"/>
    </style:style>
    <style:style style:name="T23" style:family="text">
      <style:text-properties officeooo:rsid="001ecad6"/>
    </style:style>
    <style:style style:name="T24" style:family="text">
      <style:text-properties officeooo:rsid="002877a5"/>
    </style:style>
    <style:style style:name="T25" style:family="text">
      <style:text-properties officeooo:rsid="001f7b11"/>
    </style:style>
    <style:style style:name="T26" style:family="text">
      <style:text-properties fo:font-weight="normal" officeooo:rsid="0031ec53" style:font-weight-asian="normal" style:font-weight-complex="normal"/>
    </style:style>
    <style:style style:name="T27" style:family="text">
      <style:text-properties fo:font-weight="bold" officeooo:rsid="0031ec53" style:font-weight-asian="bold" style:font-weight-complex="bold"/>
    </style:style>
    <style:style style:name="T28" style:family="text">
      <style:text-properties officeooo:rsid="002b11a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aches</text:span>: Connie, Clark, Margaret, Doug, Ben, Sam, <text:span text:style-name="T2">Alan</text:span></text:p>
      <text:p text:style-name="P1"/>
      <text:p text:style-name="P2"><text:span text:style-name="T1">8:00</text:span> <text:span text:style-name="T3">PitP </text:span>setup starts. <text:span text:style-name="T3">8:45-9 Solder project setup starts.</text:span></text:p>
      <text:p text:style-name="P2"/>
      <text:p text:style-name="P3"><text:span text:style-name="T4">9:45</text:span><text:span text:style-name="T2"> coaches </text:span><text:span text:style-name="T3">all </text:span><text:span text:style-name="T2">arrive</text:span><text:span text:style-name="T3">d</text:span><text:span text:style-name="T2">. <text:s text:c="2"/></text:span><text:span text:style-name="T5">A</text:span>t seats are: <text:span text:style-name="T6">Covers on tables, mats.</text:span><text:span text:style-name="T7"> <text:s/></text:span><text:span text:style-name="T8">Irons, diagonal cutters, solder</text:span>, <text:span text:style-name="T8">handout packet (not kit yet), </text:span>parts cups, <text:span text:style-name="T7">pencils, </text:span><text:span text:style-name="T6">trash cups. <text:s/></text:span><text:span text:style-name="T8">Needle-nose pliers (one per table).</text:span><text:span text:style-name="T6"> </text:span><text:span text:style-name="T7"><text:s/></text:span><text:s/><text:span text:style-name="T9">Handouts </text:span><text:span text:style-name="T10">at seats</text:span><text:span text:style-name="T9">. <text:s text:c="2"/></text:span><text:span text:style-name="T11">Solder, <text:s/>brass sponges. <text:s/></text:span><text:s/>Irons not plugged in <text:span text:style-name="T12">yet. <text:s text:c="3"/></text:span><text:span text:style-name="T13">Kits not </text:span><text:span text:style-name="T14">handed out </text:span><text:span text:style-name="T13">yet. <text:s text:c="2"/></text:span><text:span text:style-name="T15">Cutters, tape, </text:span><text:span text:style-name="T16">goggles.</text:span></text:p>
      <text:p text:style-name="P4"/>
      <text:p text:style-name="P5"><text:span text:style-name="T17">10:00 start. </text:span><text:span text:style-name="T6"><text:s text:c="3"/></text:span>Participants start arriving</text:p>
      <text:p text:style-name="P4"/>
      <text:p text:style-name="P6"><text:span text:style-name="T1">Sign-ins, payment</text:span> – <text:span text:style-name="T6">Margaret</text:span></text:p>
      <text:p text:style-name="P7">Take seats for now.</text:p>
      <text:p text:style-name="P7"/>
      <text:p text:style-name="P8"><text:span text:style-name="T17">10:15 Huddle up at one table. <text:s text:c="2"/></text:span><text:span text:style-name="T18">Introduction </text:span>-- instructor intro to group. <text:s/><text:span text:style-name="T12">Introduce coaches.</text:span></text:p>
      <text:list text:style-name="L1">
        <text:list-item>
          <text:p text:style-name="P9">This is a skill-building project. <text:s/><text:span text:style-name="T19">We’re walking you through a commercial kit. <text:s text:c="2"/></text:span><text:span text:style-name="T15">Soldering is an essential skill for fixing things and making things. <text:s/></text:span></text:p>
        </text:list-item>
        <text:list-item>
          <text:p text:style-name="P9">Show finished project, overview of what <text:span text:style-name="T19">they’ll do.</text:span></text:p>
        </text:list-item>
        <text:list-item>
          <text:p text:style-name="P9">SAFETY: how to hold a soldering iron, WEAR EYE PROTECTORS. <text:s text:c="2"/><text:span text:style-name="T15">The solder contains lead, don’t eat it.</text:span></text:p>
        </text:list-item>
        <text:list-item>
          <text:p text:style-name="P10">No horseplay allowed. <text:s/>Horseplay = asked to leave the activity. <text:s/>This is a safety issue.</text:p>
        </text:list-item>
        <text:list-item>
          <text:p text:style-name="P10">Go over each tool – iron, cutters, sucker, pliers, brass sponge,… and why.</text:p>
        </text:list-item>
        <text:list-item>
          <text:p text:style-name="P11">When you clip the solder legs (excess wire) hold them so they don’t go flying. <text:s/>Wear goggles.</text:p>
        </text:list-item>
        <text:list-item>
          <text:p text:style-name="P9">don't eat or drink <text:span text:style-name="T15">during, and wash hands afterward.</text:span></text:p>
        </text:list-item>
      </text:list>
      <text:p text:style-name="P6"/>
      <text:p text:style-name="P12">HOW TO SOLDER – 1, 2&amp;, 3, 4. <text:s text:c="2"/>Refer to tip sheet.</text:p>
      <text:p text:style-name="P13"/>
      <text:p text:style-name="P6">Hand out kits. <text:s text:c="2"/><text:span text:style-name="T20">(hold onto batteries </text:span><text:span text:style-name="T15">and screwdrivers </text:span><text:span text:style-name="T20">for now)</text:span></text:p>
      <text:p text:style-name="P6"/>
      <text:p text:style-name="P6">Open your kit and check that all parts are there. <text:s text:c="4"/><text:span text:style-name="T19">Get a check from coach. </text:span><text:span text:style-name="T21"><text:s text:c="2"/></text:span></text:p>
      <text:p text:style-name="P6"/>
      <text:p text:style-name="P6">Do the first resistor together. <text:s text:c="2"/><text:span text:style-name="T8">Match color coding carefully. </text:span><text:s text:c="2"/><text:span text:style-name="T22">Stand them up. <text:s text:c="3"/></text:span><text:span text:style-name="T23">Demonstrate the solder method, have people </text:span><text:span text:style-name="T24">go through the motion</text:span><text:span text:style-name="T25">. <text:s text:c="3"/></text:span></text:p>
      <text:p text:style-name="P6"/>
      <text:p text:style-name="P6">Insert components. <text:s text:c="2"/>Have coach check correctness.</text:p>
      <text:p text:style-name="P6"/>
      <text:p text:style-name="P14"><text:span text:style-name="T26">Now</text:span><text:span text:style-name="T1"> </text:span><text:span text:style-name="T27">plug in irons </text:span><text:span text:style-name="T26">and start to </text:span>solder. <text:s text:c="2"/>Have coach check. <text:s/></text:p>
      <text:p text:style-name="P14"/>
      <text:p text:style-name="P14">Clip excess (keep glasses on for this part). <text:s text:c="2"/></text:p>
      <text:p text:style-name="P14"/>
      <text:p text:style-name="P6">Repeat for resistors, transistors, capacitors, battery <text:span text:style-name="T15">snap.</text:span></text:p>
      <text:p text:style-name="P6"/>
      <text:p text:style-name="P15">11:45 start helping any stragglers get to the finish line</text:p>
      <text:p text:style-name="P6"/>
      <text:p text:style-name="P16"><text:span text:style-name="T8">Give participants </text:span>BATTERY <text:span text:style-name="T28">&amp; SCREWDRIVER/ “</text:span><text:span text:style-name="T8">pot tweaker”</text:span></text:p>
      <text:p text:style-name="P6"/>
      <text:p text:style-name="P6">Cleanup -- hands, your area</text:p>
      <text:p text:style-name="P6"/>
      <text:p text:style-name="P6"/>
      <text:p text:style-name="P6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28T18:40:37.681343522</dc:date>
    <meta:editing-duration>PT3H56M30S</meta:editing-duration>
    <meta:editing-cycles>40</meta:editing-cycles>
    <meta:generator>LibreOffice/25.2.3.2$Linux_X86_64 LibreOffice_project/520$Build-2</meta:generator>
    <meta:document-statistic meta:table-count="0" meta:image-count="0" meta:object-count="0" meta:page-count="1" meta:paragraph-count="25" meta:word-count="312" meta:character-count="1942" meta:non-whitespace-character-count="1596"/>
  </office:meta>
</office:document-meta>
</file>